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47cm" fo:margin-left="0cm" table:align="left" style:writing-mode="lr-tb"/>
    </style:style>
    <style:style style:name="Tabella2.A" style:family="table-column">
      <style:table-column-properties style:column-width="2.201cm"/>
    </style:style>
    <style:style style:name="Tabella2.B" style:family="table-column">
      <style:table-column-properties style:column-width="8.437cm"/>
    </style:style>
    <style:style style:name="Tabella2.C" style:family="table-column">
      <style:table-column-properties style:column-width="2.309cm"/>
    </style:style>
    <style:style style:name="Tabella2.D" style:family="table-column">
      <style:table-column-properties style:column-width="3.413cm"/>
    </style:style>
    <style:style style:name="Tabella2.E" style:family="table-column">
      <style:table-column-properties style:column-width="2.11cm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1" style:family="table">
      <style:table-properties style:width="18.47cm" fo:margin-left="0cm" table:align="left" style:writing-mode="lr-tb"/>
    </style:style>
    <style:style style:name="Table1.A" style:family="table-column">
      <style:table-column-properties style:column-width="2.201cm"/>
    </style:style>
    <style:style style:name="Table1.B" style:family="table-column">
      <style:table-column-properties style:column-width="8.44cm"/>
    </style:style>
    <style:style style:name="Table1.C" style:family="table-column">
      <style:table-column-properties style:column-width="2.311cm"/>
    </style:style>
    <style:style style:name="Table1.D" style:family="table-column">
      <style:table-column-properties style:column-width="3.406cm"/>
    </style:style>
    <style:style style:name="Table1.E" style:family="table-column">
      <style:table-column-properties style:column-width="2.1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font-name="Ubuntu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fo:font-style="italic" officeooo:paragraph-rsid="0032643d" style:font-size-asian="7pt" style:font-style-asian="italic" style:font-name-complex="Tahoma" style:font-size-complex="7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officeooo:paragraph-rsid="0032643d" style:font-size-asian="7pt" style:font-size-complex="7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9pt" fo:font-weight="bold" style:font-size-asian="9pt" style:font-weight-asian="bold" style:font-name-complex="Tahoma" style:font-size-complex="9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Ubuntu" fo:font-size="9pt" fo:font-weight="bold" style:font-size-asian="9pt" style:font-weight-asian="bold" style:font-name-complex="Tahoma" style:font-size-complex="9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9pt" officeooo:paragraph-rsid="00106257" style:font-size-asian="9pt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9pt" style:font-size-asian="9pt" style:font-name-complex="Helvetica" style:font-size-complex="9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use-window-font-color="true" style:font-name="Ubuntu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8pt" style:font-size-asian="8pt" style:font-name-complex="Helvetica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8pt" style:font-size-asian="8pt" style:font-name-complex="Helvetica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use-window-font-color="true" style:font-name="Ubuntu" fo:font-size="8pt" officeooo:paragraph-rsid="00106257" style:font-size-asian="8pt" style:font-name-complex="Helvetica" style:font-size-complex="8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8pt" fo:font-weight="bold" style:font-size-asian="8pt" style:font-weight-asian="bold" style:font-name-complex="Helvetica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Ubuntu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Ubuntu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 style:punctuation-wrap="simple"/>
      <style:text-properties style:use-window-font-color="true" style:font-name="Ubuntu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 style:punctuation-wrap="simple"/>
      <style:text-properties style:use-window-font-color="true" style:font-name="Ubuntu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7pt" fo:font-weight="bold" style:font-size-asian="7pt" style:font-weight-asian="bold" style:font-name-complex="Helvetica" style:font-size-complex="7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Ubuntu" fo:font-size="7pt" style:font-size-asian="7pt" style:font-name-complex="Helvetica" style:font-size-complex="7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size-complex="8pt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7pt" fo:font-weight="bold" style:font-size-asian="7pt" style:font-weight-asian="bold" style:font-size-complex="7pt" style:font-weight-complex="bold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9pt" style:font-size-asian="9pt" style:font-size-complex="9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Ubuntu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Ubuntu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Ubuntu" fo:font-size="9pt" fo:font-weight="bold" style:font-size-asian="9pt" style:font-weight-asian="bold" style:font-name-complex="Tahoma" style:font-size-complex="9pt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Ubuntu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officeooo:paragraph-rsid="0026b591" style:font-size-asian="9pt" style:font-size-complex="9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Ubuntu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Ubuntu" fo:font-size="8pt" fo:font-weight="normal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Ubuntu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8pt" style:font-size-asian="8pt" style:language-asian="it" style:country-asian="IT" style:font-name-complex="Helvetica" style:font-size-complex="8pt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officeooo:paragraph-rsid="0030df4f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8pt" fo:font-weight="normal" officeooo:paragraph-rsid="004330b2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style="normal" fo:font-weight="normal" officeooo:paragraph-rsid="004330b2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text:number-lines="false" text:line-number="0" style:writing-mode="lr-tb"/>
      <style:text-properties style:font-name="Ubuntu" fo:font-size="8pt" fo:font-weight="normal" style:font-size-asian="8pt" style:font-weight-asian="normal" style:font-size-complex="8pt" style:font-weight-complex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Ubuntu" fo:font-size="8pt" fo:letter-spacing="normal" fo:font-style="normal" style:text-underline-style="none" fo:font-weight="normal" officeooo:paragraph-rsid="004330b2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2" style:family="paragraph" style:parent-style-name="Text_20_body">
      <style:paragraph-properties fo:margin-left="-0.005cm" fo:margin-right="4.214cm" fo:margin-top="0cm" fo:margin-bottom="0cm" loext:contextual-spacing="false" fo:line-height="100%" fo:text-align="end" style:justify-single-word="false" fo:text-indent="0.011cm" style:auto-text-indent="false"/>
      <style:text-properties style:use-window-font-color="true" style:font-name="Ubuntu" fo:font-size="8pt" fo:letter-spacing="normal" fo:font-style="normal" style:text-underline-style="none" fo:font-weight="normal" officeooo:paragraph-rsid="004330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3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Ubuntu" fo:font-size="8pt" officeooo:paragraph-rsid="000fb3e5" style:font-size-asian="8pt" style:font-name-complex="Times New Roman" style:font-size-complex="8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fo:font-size="2pt" style:font-size-asian="2pt" style:font-name-complex="Tahoma" style:font-size-complex="2pt"/>
    </style:style>
    <style:style style:name="T4" style:family="text">
      <style:text-properties fo:color="#000000" style:language-asian="it" style:country-asian="IT" style:font-name-complex="Helvetica"/>
    </style:style>
    <style:style style:name="T5" style:family="text">
      <style:text-properties fo:font-style="italic" style:font-style-asian="italic" style:font-name-complex="Helvetica"/>
    </style:style>
    <style:style style:name="T6" style:family="text">
      <style:text-properties style:font-name-complex="Helvetica"/>
    </style:style>
    <style:style style:name="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2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4" style:family="text">
      <style:text-properties style:font-name-complex="Tahoma"/>
    </style:style>
    <style:style style:name="T15" style:family="text">
      <style:text-properties fo:font-weight="normal" style:font-weight-asian="normal" style:font-name-complex="Tahoma" style:font-weight-complex="normal"/>
    </style:style>
    <style:style style:name="T16" style:family="text">
      <style:text-properties fo:font-weight="bold" style:font-weight-asian="bold" style:font-name-complex="Helvetica"/>
    </style:style>
    <style:style style:name="T17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18" style:family="text">
      <style:text-properties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9">D.D.T.</text:p>
          </table:table-cell>
          <table:covered-table-cell/>
          <table:table-cell table:style-name="Tabella1.A1" office:value-type="string">
            <text:p text:style-name="P19">Del</text:p>
          </table:table-cell>
          <table:table-cell table:style-name="Tabella1.D1" office:value-type="string">
            <text:p text:style-name="P19">Pag.</text:p>
          </table:table-cell>
          <table:table-cell table:style-name="Tabella1.E1" office:value-type="string">
            <text:p text:style-name="P15"/>
          </table:table-cell>
          <table:table-cell table:style-name="Tabella1.F1" office:value-type="string">
            <text:p text:style-name="P12"><text:span text:style-name="T17">Spett.le</text:span><text:span text:style-name="T16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5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4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6"><text:page-number text:select-page="current">1</text:page-number>/<text:page-count>1</text:page-count></text:p>
          </table:table-cell>
          <table:table-cell table:style-name="Tabella1.E1" office:value-type="string">
            <text:p text:style-name="P18"/>
          </table:table-cell>
          <table:table-cell table:style-name="Tabella1.D2" table:number-rows-spanned="4" office:value-type="string">
            <text:p text:style-name="P37"><text:span text:style-name="T19"><text:placeholder text:placeholder-type="text">&lt;o.partner_invoice_id.property_customer_ref or o.partner_invoice_id.property_supplier_ref or ''&gt;</text:placeholder></text:span><text:span text:style-name="T19"> - </text:span><text:placeholder text:placeholder-type="text">&lt;o.partner_invoice_id.name.upper() or ''&gt;</text:placeholder></text:p>
            <text:p text:style-name="P36"><text:placeholder text:placeholder-type="text">&lt;o.partner_invoice_id.street or ''&gt;</text:placeholder></text:p>
            <text:p text:style-name="P14"><text:span text:style-name="T12"><text:placeholder text:placeholder-type="text">&lt;o.partner_invoice_id.zip or ''&gt;</text:placeholder></text:span> <text:span text:style-name="T12"><text:placeholder text:placeholder-type="text">&lt;o.partner_invoice_id.city&gt;</text:placeholder></text:span> <text:span text:style-name="T12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A3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ella1.E1" office:value-type="string">
            <text:p text:style-name="P17"/>
          </table:table-cell>
          <table:table-cell table:style-name="Tabella1.A4" office:value-type="string">
            <text:p text:style-name="P13"/>
          </table:table-cell>
        </table:table-row>
        <table:table-row table:style-name="Tabella1.3">
          <table:table-cell table:style-name="Tabella1.A4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la1.A4" office:value-type="string">
            <text:p text:style-name="P15"/>
          </table:table-cell>
          <table:table-cell table:style-name="Tabella1.F7" table:number-rows-spanned="5" office:value-type="string">
            <text:p text:style-name="P38"><text:span text:style-name="T13">Luogo di destinazione o destinatario diverso</text:span><text:span text:style-name="T11">:</text:span></text:p>
            <text:p text:style-name="P39"><text:placeholder text:placeholder-type="text">&lt;o.partner_shipping_id.title&gt;</text:placeholder></text:p>
            <text:p text:style-name="P41"><text:placeholder text:placeholder-type="text">&lt;o.partner_shipping_id.name or ''&gt;</text:placeholder></text:p>
            <text:p text:style-name="P40"><text:placeholder text:placeholder-type="text">&lt;o.partner_shipping_id.street or ''&gt;</text:placeholder> </text:p>
            <text:p text:style-name="P40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9">Partita IVA</text:p>
          </table:table-cell>
          <table:table-cell table:style-name="Tabella1.B8" table:number-columns-spanned="3" office:value-type="string">
            <text:p text:style-name="P23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20">Codice Fiscale</text:p>
          </table:table-cell>
          <table:table-cell table:style-name="Tabella1.B9" table:number-columns-spanned="3" office:value-type="string">
            <text:p text:style-name="P21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9">Telefono</text:p>
          </table:table-cell>
          <table:table-cell table:style-name="Tabella1.B10" table:number-columns-spanned="3" office:value-type="string">
            <text:p text:style-name="P24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6">Fax</text:p>
          </table:table-cell>
          <table:table-cell table:style-name="Tabella1.B11" table:number-columns-spanned="3" office:value-type="string">
            <text:p text:style-name="P25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7"/>
          </table:table-cell>
          <table:covered-table-cell/>
        </table:table-row>
      </table:table>
      <text:p text:style-name="P8"/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Codice</text:p>
          </table:table-cell>
          <table:table-cell table:style-name="Tabella2.B1" office:value-type="string">
            <text:p text:style-name="P9">Descrizione</text:p>
          </table:table-cell>
          <table:table-cell table:style-name="Tabella2.B1" office:value-type="string">
            <text:p text:style-name="P10">UM</text:p>
          </table:table-cell>
          <table:table-cell table:style-name="Tabella2.B1" office:value-type="string">
            <text:p text:style-name="P11">Qtà</text:p>
          </table:table-cell>
          <table:table-cell table:style-name="Tabella2.E1" office:value-type="string">
            <text:p text:style-name="P10"/>
          </table:table-cell>
        </table:table-row>
      </table:table>
      <text:p text:style-name="P31"><text:placeholder text:placeholder-type="text">&lt;for each="riga in o.line_id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9"><text:placeholder text:placeholder-type="text">&lt;riga.product_id.code or ''&gt;</text:placeholder></text:p>
          </table:table-cell>
          <table:table-cell table:style-name="Table1.B1" office:value-type="string">
            <text:p text:style-name="P49"><text:placeholder text:placeholder-type="text">&lt;desc_nocode(riga.name) or riga.product_id.name or ''&gt;</text:placeholder> <text:span text:style-name="T18"><text:placeholder text:placeholder-type="text">&lt;riga.note or ''&gt;</text:placeholder></text:span><text:span text:style-name="T18"> </text:span></text:p>
          </table:table-cell>
          <table:table-cell table:style-name="Table1.C1" office:value-type="string">
            <text:p text:style-name="P48"><text:placeholder text:placeholder-type="text">&lt;riga.product_uom and riga.product_uom.name or ''&gt;</text:placeholder></text:p>
          </table:table-cell>
          <table:table-cell table:style-name="Table1.D1" office:value-type="string">
            <text:p text:style-name="P51"><text:placeholder text:placeholder-type="text">&lt;italian_number(riga.product_uom_qty, precision=3)&gt;</text:placeholder></text:p>
          </table:table-cell>
          <table:table-cell table:style-name="Table1.E1" office:value-type="string">
            <text:p text:style-name="P52"/>
          </table:table-cell>
        </table:table-row>
      </table:table>
      <text:p text:style-name="P54"><text:placeholder text:placeholder-type="text">&lt;/for&gt;</text:placeholder></text:p>
      <text:p text:style-name="P50"><text:placeholder text:placeholder-type="text">&lt;o.note or ''&gt;</text:placeholder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5cm" style:rel-column-width="1477*"/>
    </style:style>
    <style:style style:name="Tabella5.B" style:family="table-column">
      <style:table-column-properties style:column-width="1.969cm" style:rel-column-width="1116*"/>
    </style:style>
    <style:style style:name="Tabella5.C" style:family="table-column">
      <style:table-column-properties style:column-width="4.23cm" style:rel-column-width="2398*"/>
    </style:style>
    <style:style style:name="Tabella5.D" style:family="table-column">
      <style:table-column-properties style:column-width="2.401cm" style:rel-column-width="1361*"/>
    </style:style>
    <style:style style:name="Tabella5.E" style:family="table-column">
      <style:table-column-properties style:column-width="2.286cm" style:rel-column-width="1296*"/>
    </style:style>
    <style:style style:name="Tabella5.F" style:family="table-column">
      <style:table-column-properties style:column-width="4.955cm" style:rel-column-width="2809*"/>
    </style:style>
    <style:style style:name="Tabella5.1" style:family="table-row">
      <style:table-row-properties style:min-row-height="0.499cm" fo:keep-together="auto"/>
    </style:style>
    <style:style style:name="Tabel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/>
      <style:text-properties style:font-name="Ubuntu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snap-to-layout-grid="false"/>
      <style:text-properties style:font-name="Ubuntu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Ubuntu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Ubuntu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Ubuntu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Ubuntu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Ubuntu" fo:font-size="8pt" fo:font-weight="normal" officeooo:paragraph-rsid="0030df4f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fo:font-style="italic" officeooo:paragraph-rsid="0032643d" style:font-size-asian="7pt" style:font-style-asian="italic" style:font-name-complex="Tahoma" style:font-size-complex="7pt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style:font-name="Ubuntu" fo:font-size="7pt" officeooo:paragraph-rsid="0032643d" style:font-size-asian="7pt" style:font-size-complex="7pt"/>
    </style:style>
    <style:style style:name="MP17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Ubuntu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font-style="italic" style:font-style-asian="italic" style:font-name-complex="Helvetica"/>
    </style:style>
    <style:style style:name="MT4" style:family="text">
      <style:text-properties style:font-name-complex="Helvetica"/>
    </style:style>
    <style:style style:name="MT5" style:family="text">
      <style:text-properties fo:color="#000000" style:language-asian="it" style:country-asian="IT" style:font-name-complex="Helvetica"/>
    </style:style>
    <style:style style:name="MT6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7" style:family="text">
      <style:text-properties style:font-name-complex="Tahoma"/>
    </style:style>
    <style:style style:name="MT8" style:family="text">
      <style:text-properties fo:font-weight="normal" style:font-weight-asian="normal" style:font-name-complex="Tahoma" style:font-weight-complex="normal"/>
    </style:style>
    <style:style style:name="M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1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None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1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1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dt_date_start and (formatLang(o.ddt_date_start[0:10], date=True)) or ''&gt;</text:placeholder></text:p>
            </table:table-cell>
            <table:table-cell table:style-name="Tabella5.E2" office:value-type="string">
              <text:p text:style-name="MP3"><text:placeholder text:placeholder-type="text">&lt;o.ddt_date_start and (o.ddt_date_start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1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2"><text:placeholder text:placeholder-type="text">&lt;o.parcels&gt;</text:placeholder></text:p>
            </table:table-cell>
            <table:table-cell table:style-name="Tabella5.D2" office:value-type="string">
              <text:p text:style-name="MP13"><text:placeholder text:placeholder-type="text">&lt;o.weight&gt;</text:placeholder></text:p>
            </table:table-cell>
            <table:table-cell table:style-name="Tabella5.E2" office:value-type="string">
              <text:p text:style-name="MP14"/>
            </table:table-cell>
          </table:table-row>
        </table:table>
        <text:p text:style-name="MP15">Documento di trasporto beni viaggianti (D.P.R. 472 del 14/08/1996)</text:p>
        <text:p text:style-name="MP16"><text:span text:style-name="MT3">Nota sulla Privacy</text:span><text:span text:style-name="MT4">: </text:span><text:span text:style-name="MT5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7"><draw:frame draw:style-name="Mfr2" draw:name="image: asimage(company.brand_logo,None,80,10,'px')" text:anchor-type="paragraph" svg:x="15.371cm" svg:y="0.861cm" svg:width="3cm" svg:height="0.499cm" draw:z-index="1"><draw:text-box><text:p text:style-name="Frame_20_contents"/></draw:text-box></draw:frame><text:span text:style-name="MT6"><text:placeholder text:placeholder-type="text">&lt;o.company_id.partner_id.name.upper()&gt;</text:placeholder></text:span><text:span text:style-name="MT6"> - </text:span><text:span text:style-name="MT7">Sede Legale </text:span><text:span text:style-name="MT8">: </text:span><text:span text:style-name="MT6"><text:placeholder text:placeholder-type="text">&lt;o.company_id.partner_id.street or ''&gt;</text:placeholder></text:span><text:span text:style-name="MT6"> </text:span><text:span text:style-name="MT6"><text:placeholder text:placeholder-type="text">&lt;o.company_id.partner_id.zip or ''&gt;</text:placeholder></text:span><text:span text:style-name="MT6"> </text:span><text:span text:style-name="MT8"><text:s/></text:span><text:span text:style-name="MT6"><text:placeholder text:placeholder-type="text">&lt;o.company_id.partner_id.city or ''&gt;</text:placeholder></text:span><text:span text:style-name="MT8"> <text:s/></text:span><text:span text:style-name="MT6"><text:placeholder text:placeholder-type="text">&lt;o.company_id.partner_id.state_id and str('('+o.company_id.partner_id.state_id.code.upper()+')') or ''&gt;</text:placeholder></text:span><text:span text:style-name="MT6"> - </text:span><text:span text:style-name="MT8">Codice Fiscale e Partita Iva </text:span><text:span text:style-name="MT9"><text:placeholder text:placeholder-type="text">&lt;o.company_id.partner_id.vat or ''&gt;</text:placeholder></text:span><text:span text:style-name="MT9"> - </text:span><text:span text:style-name="MT8">Telefono </text:span><text:span text:style-name="MT6">+39 </text:span><text:span text:style-name="MT9"><text:placeholder text:placeholder-type="text">&lt;o.company_id.partner_id.phone or ''&gt;</text:placeholder></text:span><text:span text:style-name="MT8"> - Fax </text:span><text:span text:style-name="MT6">+39 </text:span><text:span text:style-name="MT9"><text:placeholder text:placeholder-type="text">&lt;o.company_id.partner_id.fax or ''&gt;</text:placeholder></text:span><text:span text:style-name="MT9"> - </text:span><text:span text:style-name="MT10">Email </text:span><text:span text:style-name="MT11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11-20T22:45:10.785165069</dc:date>
    <meta:editing-cycles>135</meta:editing-cycles>
    <meta:editing-duration>PT15H13M46S</meta:editing-duration>
    <meta:generator>LibreOffice/5.1.4.2$Linux_X86_64 LibreOffice_project/10m0$Build-2</meta:generator>
    <meta:document-statistic meta:table-count="4" meta:image-count="0" meta:object-count="0" meta:page-count="1" meta:paragraph-count="63" meta:word-count="270" meta:character-count="2677" meta:non-whitespace-character-count="2465"/>
  </office:meta>
</office:document-meta>
</file>